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Test3_array_random.test_r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loatTest3_array_random.test_ran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.Model( float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